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c2a29" style:font-name="Lato Extended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.1252in" fo:margin-bottom="0.1252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.1252in" fo:margin-bottom="0.1252in" loext:contextual-spacing="false" fo:orphans="2" fo:widows="2" fo:text-indent="0in" style:auto-text-indent="false" fo:padding="0in" fo:border="none"/>
      <style:text-properties fo:font-variant="normal" fo:text-transform="none" fo:color="#2c2a29" style:font-name="Lato Extended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2c2a29" style:font-name="Lato Extended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.1252in" fo:margin-bottom="0.1252in" loext:contextual-spacing="false" fo:orphans="2" fo:widows="2" fo:text-indent="5.0992in" style:auto-text-indent="false"/>
    </style:style>
    <style:style style:name="P7" style:family="paragraph" style:parent-style-name="Text_20_body" style:list-style-name="L2">
      <style:paragraph-properties fo:margin-top="0in" fo:margin-bottom="0.0626in" loext:contextual-spacing="false" fo:orphans="2" fo:widows="2" fo:padding="0in" fo:border="none"/>
      <style:text-properties fo:font-variant="normal" fo:text-transform="none" fo:color="#2c2a29" style:font-name="Lato Extended" fo:font-size="12pt" fo:letter-spacing="normal" fo:font-style="normal" fo:font-weight="normal"/>
    </style:style>
    <style:style style:name="P8" style:family="paragraph" style:parent-style-name="Heading_20_1">
      <style:paragraph-properties fo:margin-left="0in" fo:margin-right="0in" fo:margin-top="0.0626in" fo:margin-bottom="0.0626in" loext:contextual-spacing="false" fo:line-height="150%" fo:orphans="2" fo:widows="2" fo:text-indent="0in" style:auto-text-indent="false"/>
    </style:style>
    <style:style style:name="T1" style:family="text">
      <style:text-properties fo:font-variant="normal" fo:text-transform="none" fo:color="#2c2a29" style:font-name="Lato Extended" fo:letter-spacing="normal" fo:font-style="normal" fo:font-weight="bold"/>
    </style:style>
    <style:style style:name="T2" style:family="text">
      <style:text-properties fo:font-variant="normal" fo:text-transform="none" fo:color="#2c2a29" style:font-name="Lato Extended" fo:font-size="12pt" fo:letter-spacing="normal" fo:font-style="normal" fo:font-weight="normal"/>
    </style:style>
    <style:style style:name="T3" style:family="text">
      <style:text-properties fo:font-variant="normal" fo:text-transform="none" fo:color="#2c2a29" style:font-name="Lato Extended" fo:font-size="12pt" fo:letter-spacing="normal" fo:font-style="normal" fo:font-weight="bold"/>
    </style:style>
    <style:style style:name="T4" style:family="text">
      <style:text-properties fo:font-variant="normal" fo:text-transform="none" fo:color="#2c2a29" style:font-name="Lato Extended" fo:font-size="12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Overview</text:span></text:span></text:h>
      <text:p text:style-name="P1"><text:span text:style-name="T2">In this assignment, you will try to formulate an algorithm to draw a line on a computer screen. We encourage you to discuss the assignment with other students. Note that this assignment is </text:span><text:span text:style-name="Strong_20_Emphasis"><text:span text:style-name="T3">not</text:span></text:span><text:span text:style-name="T2"> mandatory. You are not supposed to hand in anything.</text:span></text:p>
      <text:h text:style-name="P8" text:outline-level="1"><text:span text:style-name="Strong_20_Emphasis"><text:span text:style-name="T1">Description</text:span></text:span></text:h>
      <text:p text:style-name="P2">An image shown on a computer screen is a collection of colored dots/squares (pixels). The computer screen itself is organized as a two-dimensional coordinate system with a number of pixels in the horizontal (x) and vertical (y) direction. The more pixels a screen can handle, the more detailed can be displayed in an image. For example, a high definition screen (HD) has 1920 pixels in the x direction and 1080 pixels in the y direction. In contrast, a screen only capable of showing DVD quality images will have 720 pixels in the x direction, and 576 in the y direction.</text:p>
      <text:p text:style-name="P2">This assignment is divided into four steps:</text:p>
      <text:list xml:id="list3489187555" text:style-name="L1">
        <text:list-item>
          <text:p text:style-name="P3"><text:span text:style-name="T2">Given the start and end coordinates of a </text:span><text:span text:style-name="Strong_20_Emphasis"><text:span text:style-name="T3">horizontal</text:span></text:span><text:span text:style-name="T2"> line, formulate an algorithm to compute the coordinates of the pixels along the line. Example coordinates: (10,10), (100,10) or (200,100), (100,100).</text:span></text:p>
        </text:list-item>
        <text:list-item>
          <text:p text:style-name="P3"><text:span text:style-name="T2">Given the start and end coordinates of a </text:span><text:span text:style-name="Strong_20_Emphasis"><text:span text:style-name="T3">vertical</text:span></text:span><text:span text:style-name="T2"> line, formulate an algorithm to compute the coordinates of the pixels along the line. Example coordinates: (100,10), (100,200) or (200,50), (200,250).</text:span></text:p>
        </text:list-item>
        <text:list-item>
          <text:p text:style-name="P3"><text:span text:style-name="T2">Given the start and end coordinates of a line with a </text:span><text:span text:style-name="Strong_20_Emphasis"><text:span text:style-name="T3">45-degree slope</text:span></text:span><text:span text:style-name="T2">, formulate an algorithm to compute the coordinates of the pixels along the line. Example coordinates: (0,0), (100,100) or (100,100), (200,0).</text:span></text:p>
        </text:list-item>
        <text:list-item>
          <text:p text:style-name="P4">Given the start and end coordinates of a line, formulate an algorithm to compute the coordinates of the pixels along the line.</text:p>
        </text:list-item>
      </text:list>
      <text:p text:style-name="P6"><text:span text:style-name="T2">We encourage you to try to implement the algorithm in C code. To this end we provide you with code to open a window on the computer screen and code to set a pixel in the window. In the provided code, the window is set up with 1024 pixels horizontally (the x-axis) and 768 pixels vertically (the y-axis). The point 0,0 is in the upper left corner of the window. 0, 767 is in the lower left corner, 1023,0 is </text:span><text:soft-page-break/><text:span text:style-name="T2">in the upper right corner, and 1023,767 is in the lower right corner. Each pixel is represented as a 32-bit value encoding the color of the pixel (in RBG format, see </text:span><text:a xlink:type="simple" xlink:href="http://en.wikipedia.org/wiki/RGB" office:target-frame-name="_blank" xlink:show="new" text:style-name="Internet_20_link" text:visited-style-name="Visited_20_Internet_20_Link"><text:span text:style-name="T4">RGB</text:span></text:a><draw:frame draw:style-name="fr1" draw:name="Frame1" text:anchor-type="char" svg:width="0.0161in" draw:z-index="0"><draw:text-box fo:min-height="0.0161in"><text:p text:style-name="Text_20_body"> (Lenker til en ekstern side.)</text:p></draw:text-box></draw:frame><text:span text:style-name="T2">).</text:span></text:p>
      <text:p text:style-name="P6"><text:span text:style-name="T2">To open a window on the screen we use a library called Simple Directmedia Layer (SDL). More information on SDL can be found </text:span><text:a xlink:type="simple" xlink:href="http://www.libsdl.org/" office:target-frame-name="_blank" xlink:show="new" text:style-name="Internet_20_link" text:visited-style-name="Visited_20_Internet_20_Link"><text:span text:style-name="T4">here</text:span></text:a><draw:frame draw:style-name="fr1" draw:name="Frame2" text:anchor-type="char" svg:width="0.0161in" draw:z-index="1"><draw:text-box fo:min-height="0.0161in"><text:p text:style-name="Text_20_body"> (Lenker til en ekstern side.)</text:p></draw:text-box></draw:frame><text:span text:style-name="T2">. Do not worry too much about SDL for this assignment. All the SDL "magic" is handled by the code provided by us.</text:span></text:p>
      <text:h text:style-name="P8" text:outline-level="1"><text:span text:style-name="Strong_20_Emphasis"><text:span text:style-name="T1">C solution</text:span></text:span></text:h>
      <text:p text:style-name="P2">If you decide to implement your algorithm, your starting point is the following set of files:</text:p>
      <text:list xml:id="list2179046226" text:style-name="L2">
        <text:list-item>
          <text:p text:style-name="P5">drawline.h - Specifies the interface of the drawline function. Do not modify this file.</text:p>
        </text:list-item>
        <text:list-item>
          <text:p text:style-name="P7">drawline.c - An empty stub for the drawline program (complete this).</text:p>
        </text:list-item>
        <text:list-item>
          <text:p text:style-name="P7">Makefile - A Makefile for compiling the code.</text:p>
        </text:list-item>
      </text:list>
      <text:p text:style-name="P2">We've bundled these files in a zip file. The zip file is in the assignment folder in Canvas. Use this zip file as a starting point, as it also includes the necessary SDL files.</text:p>
      <text:h text:style-name="P8" text:outline-level="1"><text:span text:style-name="Strong_20_Emphasis"><text:span text:style-name="T1">Submission</text:span></text:span></text:h>
      <text:p text:style-name="P2">This assignment is not mandatory. However, we highly recommend you complete i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6:49:33.648300401</meta:creation-date>
    <dc:date>2021-03-05T16:50:07.367171554</dc:date>
    <meta:editing-duration>PT34S</meta:editing-duration>
    <meta:editing-cycles>1</meta:editing-cycles>
    <meta:document-statistic meta:table-count="0" meta:image-count="0" meta:object-count="0" meta:page-count="2" meta:paragraph-count="21" meta:word-count="540" meta:character-count="3073" meta:non-whitespace-character-count="2559"/>
    <meta:generator>LibreOffice/6.0.7.3$Linux_X86_64 LibreOffice_project/00m0$Build-3</meta:generator>
  </office:meta>
</office:document-meta>
</file>